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 fo:break-before="page"/>
      <style:text-properties fo:font-size="12pt" officeooo:paragraph-rsid="000a788e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size-asian="12pt"/>
    </style:style>
    <style:style style:name="P3" style:family="paragraph" style:parent-style-name="Text_20_body" style:list-style-name="L1">
      <style:paragraph-properties fo:text-align="center" style:justify-single-word="false"/>
      <style:text-properties style:font-size-asian="12pt"/>
    </style:style>
    <style:style style:name="P4" style:family="paragraph" style:parent-style-name="Quotations">
      <style:paragraph-properties fo:margin-top="0in" fo:margin-bottom="0.0972in" style:contextual-spacing="false" fo:line-height="115%" fo:text-align="center" style:justify-single-word="false"/>
      <style:text-properties style:font-size-asian="12pt"/>
    </style:style>
    <style:style style:name="P5" style:family="paragraph" style:parent-style-name="Text_20_body" style:list-style-name="L2">
      <style:paragraph-properties fo:text-align="center" style:justify-single-word="false"/>
      <style:text-properties style:font-size-asian="12pt"/>
    </style:style>
    <style:style style:name="P6" style:family="paragraph" style:parent-style-name="Horizontal_20_Line">
      <style:paragraph-properties fo:margin-top="0in" fo:margin-bottom="0.0972in" style:contextual-spacing="false" fo:line-height="115%" fo:text-align="center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margin-top="0in" fo:margin-bottom="0.0972in" style:contextual-spacing="false" fo:line-height="115%"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Text_20_body" style:list-style-name="L3">
      <style:paragraph-properties fo:text-align="center" style:justify-single-word="false"/>
      <style:text-properties style:font-size-asian="12pt"/>
    </style:style>
    <style:style style:name="P9" style:family="paragraph" style:parent-style-name="Heading_20_2">
      <style:paragraph-properties fo:margin-top="0in" fo:margin-bottom="0.0972in" style:contextual-spacing="false" fo:line-height="115%" fo:text-align="center" style:justify-single-word="false"/>
      <style:text-properties fo:font-size="12pt" style:font-size-asian="12pt" style:font-size-complex="12pt"/>
    </style:style>
    <style:style style:name="P10" style:family="paragraph" style:parent-style-name="Heading_20_3">
      <style:paragraph-properties fo:margin-top="0in" fo:margin-bottom="0.0972in" style:contextual-spacing="false" fo:line-height="115%" fo:text-align="center" style:justify-single-word="false"/>
      <style:text-properties fo:font-size="12pt" style:font-size-asian="12pt" style:font-size-complex="12pt"/>
    </style:style>
    <style:style style:name="P11" style:family="paragraph" style:parent-style-name="Text_20_body" style:list-style-name="L4">
      <style:paragraph-properties fo:text-align="center" style:justify-single-word="false"/>
      <style:text-properties style:font-size-asian="12pt"/>
    </style:style>
    <style:style style:name="P12" style:family="paragraph" style:parent-style-name="Text_20_body" style:list-style-name="L5">
      <style:paragraph-properties fo:text-align="center" style:justify-single-word="false"/>
      <style:text-properties style:font-size-asian="12pt"/>
    </style:style>
    <style:style style:name="P13" style:family="paragraph" style:parent-style-name="Text_20_body" style:list-style-name="L6">
      <style:paragraph-properties fo:text-align="center" style:justify-single-word="false"/>
      <style:text-properties style:font-size-asian="12pt"/>
    </style:style>
    <style:style style:name="P14" style:family="paragraph" style:parent-style-name="Text_20_body" style:list-style-name="L7">
      <style:paragraph-properties fo:text-align="center" style:justify-single-word="false"/>
      <style:text-properties style:font-size-asian="12pt"/>
    </style:style>
    <style:style style:name="P15" style:family="paragraph" style:parent-style-name="Heading_20_1">
      <style:paragraph-properties fo:margin-top="0in" fo:margin-bottom="0.0972in" style:contextual-spacing="false" fo:line-height="115%" fo:text-align="center" style:justify-single-word="false"/>
      <style:text-properties fo:font-size="12pt" style:font-size-asian="12pt" style:font-size-complex="12pt"/>
    </style:style>
    <style:style style:name="P16" style:family="paragraph" style:parent-style-name="Text_20_body" style:list-style-name="L8">
      <style:paragraph-properties fo:text-align="center" style:justify-single-word="false"/>
      <style:text-properties style:font-size-asian="12pt"/>
    </style:style>
    <style:style style:name="P17" style:family="paragraph" style:parent-style-name="Text_20_body" style:list-style-name="L9">
      <style:paragraph-properties fo:text-align="center" style:justify-single-word="false"/>
      <style:text-properties style:font-size-asian="12pt"/>
    </style:style>
    <style:style style:name="P18" style:family="paragraph" style:parent-style-name="Text_20_body" style:list-style-name="L10">
      <style:paragraph-properties fo:text-align="center" style:justify-single-word="false"/>
      <style:text-properties style:font-size-asian="12pt"/>
    </style:style>
    <style:style style:name="P19" style:family="paragraph" style:parent-style-name="Text_20_body" style:list-style-name="L11">
      <style:paragraph-properties fo:text-align="center" style:justify-single-word="false"/>
      <style:text-properties style:font-size-asian="12pt"/>
    </style:style>
    <style:style style:name="P20" style:family="paragraph" style:parent-style-name="Heading_20_1" style:list-style-name="L11">
      <style:paragraph-properties fo:text-align="center" style:justify-single-word="false"/>
      <style:text-properties style:font-size-asian="12pt"/>
    </style:style>
    <style:style style:name="P21" style:family="paragraph" style:parent-style-name="Text_20_body" style:list-style-name="L12">
      <style:paragraph-properties fo:text-align="center" style:justify-single-word="false"/>
      <style:text-properties style:font-size-asian="12pt"/>
    </style:style>
    <style:style style:name="P22" style:family="paragraph" style:parent-style-name="Horizontal_20_Line">
      <style:paragraph-properties fo:margin-top="0in" fo:margin-bottom="0.0972in" style:contextual-spacing="false" fo:line-height="115%" fo:text-align="center" style:justify-single-word="false"/>
      <style:text-properties style:font-size-asian="12pt"/>
    </style:style>
    <style:style style:name="P23" style:family="paragraph" style:parent-style-name="Heading_20_1">
      <style:paragraph-properties fo:margin-top="0in" fo:margin-bottom="0.0972in" style:contextual-spacing="false" fo:line-height="115%" fo:text-align="center" style:justify-single-word="false"/>
      <style:text-properties style:font-size-asian="12pt"/>
    </style:style>
    <style:style style:name="P24" style:family="paragraph" style:parent-style-name="Text_20_body" style:list-style-name="L13">
      <style:paragraph-properties fo:text-align="center" style:justify-single-word="false"/>
      <style:text-properties style:font-size-asian="12pt"/>
    </style:style>
    <style:style style:name="P25" style:family="paragraph" style:parent-style-name="Text_20_body" style:list-style-name="L14">
      <style:paragraph-properties fo:text-align="center" style:justify-single-word="false"/>
      <style:text-properties style:font-size-asian="12pt"/>
    </style:style>
    <style:style style:name="P26" style:family="paragraph" style:parent-style-name="Text_20_body" style:list-style-name="L15">
      <style:paragraph-properties fo:text-align="center" style:justify-single-word="false"/>
      <style:text-properties style:font-size-asian="12pt"/>
    </style:style>
    <style:style style:name="P27" style:family="paragraph" style:parent-style-name="Text_20_body" style:list-style-name="L16">
      <style:paragraph-properties fo:text-align="center" style:justify-single-word="false"/>
      <style:text-properties style:font-size-asian="12pt"/>
    </style:style>
    <style:style style:name="P28" style:family="paragraph" style:parent-style-name="Text_20_body" style:list-style-name="L17">
      <style:paragraph-properties fo:text-align="center" style:justify-single-word="false"/>
      <style:text-properties style:font-size-asian="12pt"/>
    </style:style>
    <style:style style:name="P29" style:family="paragraph" style:parent-style-name="Text_20_body" style:list-style-name="L18">
      <style:paragraph-properties fo:text-align="center" style:justify-single-word="false"/>
      <style:text-properties style:font-size-asian="12pt"/>
    </style:style>
    <style:style style:name="P30" style:family="paragraph" style:parent-style-name="Heading_20_2">
      <style:paragraph-properties fo:margin-top="0in" fo:margin-bottom="0.0972in" style:contextual-spacing="false" fo:line-height="115%" fo:text-align="center" style:justify-single-word="false"/>
      <style:text-properties style:font-size-asian="12pt"/>
    </style:style>
    <style:style style:name="P31" style:family="paragraph" style:parent-style-name="Text_20_body" style:list-style-name="L19">
      <style:paragraph-properties fo:text-align="center" style:justify-single-word="false"/>
      <style:text-properties style:font-size-asian="12pt"/>
    </style:style>
    <style:style style:name="P32" style:family="paragraph" style:parent-style-name="Heading_20_1">
      <style:paragraph-properties fo:text-align="center" style:justify-single-word="false"/>
      <style:text-properties style:font-size-asian="12pt"/>
    </style:style>
    <style:style style:name="P33" style:family="paragraph" style:parent-style-name="Heading_20_2">
      <style:paragraph-properties fo:margin-top="0in" fo:margin-bottom="0.0972in" style:contextual-spacing="false" fo:line-height="115%" fo:text-align="center" style:justify-single-word="false"/>
      <style:text-properties style:text-underline-style="solid" style:text-underline-width="auto" style:text-underline-color="font-color" style:font-size-asian="12pt"/>
    </style:style>
    <style:style style:name="P34" style:family="paragraph" style:parent-style-name="Text_20_body" style:list-style-name="L20">
      <style:paragraph-properties fo:text-align="center" style:justify-single-word="false"/>
      <style:text-properties style:font-size-asian="12pt"/>
    </style:style>
    <style:style style:name="P35" style:family="paragraph" style:parent-style-name="Text_20_body" style:list-style-name="L21">
      <style:paragraph-properties fo:text-align="center" style:justify-single-word="false"/>
      <style:text-properties style:font-size-asian="12pt"/>
    </style:style>
    <style:style style:name="P36" style:family="paragraph" style:parent-style-name="Text_20_body" style:list-style-name="L22">
      <style:paragraph-properties fo:text-align="center" style:justify-single-word="false"/>
      <style:text-properties style:font-size-asian="12pt"/>
    </style:style>
    <style:style style:name="P37" style:family="paragraph" style:parent-style-name="Text_20_body" style:list-style-name="L23">
      <style:paragraph-properties fo:text-align="center" style:justify-single-word="false"/>
      <style:text-properties style:font-size-asian="12pt"/>
    </style:style>
    <style:style style:name="P38" style:family="paragraph" style:parent-style-name="Text_20_body" style:list-style-name="L24">
      <style:paragraph-properties fo:text-align="center" style:justify-single-word="false"/>
      <style:text-properties style:font-size-asian="12pt"/>
    </style:style>
    <style:style style:name="P39" style:family="paragraph" style:parent-style-name="Text_20_body" style:list-style-name="L25">
      <style:paragraph-properties fo:text-align="center" style:justify-single-word="false"/>
      <style:text-properties style:font-size-asian="12pt"/>
    </style:style>
    <style:style style:name="P40" style:family="paragraph" style:parent-style-name="Text_20_body" style:list-style-name="L26">
      <style:paragraph-properties fo:text-align="center" style:justify-single-word="false"/>
      <style:text-properties style:font-size-asian="12pt"/>
    </style:style>
    <style:style style:name="P41" style:family="paragraph" style:parent-style-name="Text_20_body" style:list-style-name="L27">
      <style:paragraph-properties fo:text-align="center" style:justify-single-word="false"/>
      <style:text-properties style:font-size-asian="12pt"/>
    </style:style>
    <style:style style:name="P42" style:family="paragraph" style:parent-style-name="Text_20_body" style:list-style-name="L28">
      <style:paragraph-properties fo:text-align="center" style:justify-single-word="false"/>
      <style:text-properties style:font-size-asian="12pt"/>
    </style:style>
    <style:style style:name="P43" style:family="paragraph" style:parent-style-name="Text_20_body" style:list-style-name="L29">
      <style:paragraph-properties fo:text-align="center" style:justify-single-word="false"/>
      <style:text-properties style:font-size-asian="12pt"/>
    </style:style>
    <style:style style:name="P44" style:family="paragraph" style:parent-style-name="Text_20_body" style:list-style-name="L30">
      <style:paragraph-properties fo:text-align="center" style:justify-single-word="false"/>
      <style:text-properties style:font-size-asian="12pt"/>
    </style:style>
    <style:style style:name="P45" style:family="paragraph" style:parent-style-name="Text_20_body" style:list-style-name="L31">
      <style:paragraph-properties fo:text-align="center" style:justify-single-word="false"/>
      <style:text-properties style:font-size-asian="12pt"/>
    </style:style>
    <style:style style:name="T1" style:family="text">
      <style:text-properties officeooo:rsid="001581ff"/>
    </style:style>
    <style:style style:name="T2" style:family="text">
      <style:text-properties officeooo:rsid="00166ba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EASTFOLK <text:s/>— Final Shared Rules</text:h>
      <text:p text:style-name="P2"><text:span text:style-name="Strong_20_Emphasis">What you get by picking Beastfolk (any species):</text:span></text:p>
      <text:list text:style-name="L1">
        <text:list-item>
          <text:p text:style-name="P3"><text:span text:style-name="Strong_20_Emphasis">Ability boosts:</text:span> +2 <text:span text:style-name="Strong_20_Emphasis">AGI</text:span> or +2 <text:span text:style-name="Strong_20_Emphasis">MGT</text:span>; and +1 to a different stat (not the one you boosted by +2).</text:p>
        </text:list-item>
        <text:list-item>
          <text:p text:style-name="P3"><text:span text:style-name="Strong_20_Emphasis">Languages:</text:span> Common, <text:span text:style-name="Strong_20_Emphasis">Beastcant</text:span> (animal interface), and your <text:span text:style-name="Strong_20_Emphasis">Species language</text:span>.</text:p>
        </text:list-item>
        <text:list-item>
          <text:p text:style-name="P3"><text:span text:style-name="Strong_20_Emphasis">Beastcant (interface):</text:span> Natural Beasts understand your intent (danger, food, follow, hide). Complex ideas call for WIS (Animal Handling) vs DC 10/14/18 (simple/multi-step/abstract). 1/rest you may <text:span text:style-name="Strong_20_Emphasis">Bond</text:span> with a willing Beast for 1 hour, issuing one-word cues without a check. Doesn’t work on constructs/undead; +2 DC to wrangle magical beasts (GM call).</text:p>
        </text:list-item>
        <text:list-item>
          <text:p text:style-name="P3"><text:span text:style-name="Strong_20_Emphasis">Keen Senses:</text:span> Proficiency in <text:span text:style-name="Strong_20_Emphasis">Perception</text:span>.</text:p>
        </text:list-item>
        <text:list-item>
          <text:p text:style-name="P3"><text:span text:style-name="Strong_20_Emphasis">Beaststride:</text:span> Ignore the first <text:span text:style-name="Strong_20_Emphasis">10 ft</text:span> of nonmagical difficult terrain each turn.</text:p>
        </text:list-item>
        <text:list-item>
          <text:p text:style-name="P3"><text:span text:style-name="Strong_20_Emphasis">Natural Weapons (always on):</text:span> Choose one at character creation (can’t swap without GM okay):</text:p>
          <text:list>
            <text:list-item>
              <text:p text:style-name="P3"><text:span text:style-name="Strong_20_Emphasis">Claws/Talons</text:span> 1d4 slashing, <text:span text:style-name="Strong_20_Emphasis">Finesse</text:span>, <text:span text:style-name="Strong_20_Emphasis">Light</text:span> (qualifies for off-hand).</text:p>
            </text:list-item>
            <text:list-item>
              <text:p text:style-name="P3"><text:span text:style-name="Strong_20_Emphasis">Bite/Maw</text:span> 1d4 piercing, <text:span text:style-name="Strong_20_Emphasis">Finesse</text:span>, <text:span text:style-name="Strong_20_Emphasis">Light</text:span> (no off-hand).</text:p>
            </text:list-item>
            <text:list-item>
              <text:p text:style-name="P3"><text:span text:style-name="Strong_20_Emphasis">Horns/Gore</text:span> 1d6 piercing, <text:span text:style-name="Strong_20_Emphasis">Light</text:span> (no Finesse).</text:p>
            </text:list-item>
            <text:list-item>
              <text:p text:style-name="P3"><text:span text:style-name="Strong_20_Emphasis">Tail Lash/Slam</text:span> 1d4 bludgeoning, <text:span text:style-name="Strong_20_Emphasis">Finesse</text:span>, <text:span text:style-name="Strong_20_Emphasis">Light</text:span>.</text:p>
            </text:list-item>
            <text:list-item>
              <text:p text:style-name="P3">You may add a rider (pick one once): <text:span text:style-name="Strong_20_Emphasis">Rake</text:span> (+2 dmg if both claw/talon hits land this turn), <text:span text:style-name="Strong_20_Emphasis">Worry</text:span> (+1d4 vs prone/grappled with bite), <text:span text:style-name="Strong_20_Emphasis">Trample Set</text:span> (10-ft run before Horns → target MGT save or 5-ft shove on hit), <text:span text:style-name="Strong_20_Emphasis">Whiplash</text:span> (−10 ft Speed on hit; 1/round).</text:p>
            </text:list-item>
            <text:list-item>
              <text:p text:style-name="P3"><text:span text:style-name="Strong_20_Emphasis">Scaling:</text:span> Lv5→1d6 (Horns stay 1d6 but +1 dmg), Lv9→count as <text:span text:style-name="Strong_20_Emphasis">magical</text:span>, Lv13→1d8 (Horns 1d8+1), Lv17→+1 to hit with natural weapons.</text:p>
            </text:list-item>
          </text:list>
        </text:list-item>
      </text:list>
      <text:p text:style-name="P4"><text:span text:style-name="Strong_20_Emphasis">GM dials:</text:span> If a species gets strong movement (climb/glide/swim) or chunky control, reduce Beaststride to 5 ft or drop Natural Weapons.</text:p>
      <text:p text:style-name="P2"><text:span text:style-name="Strong_20_Emphasis">Species Template (how every Beastfolk species page is shaped):</text:span></text:p>
      <text:list text:style-name="L2">
        <text:list-item>
          <text:p text:style-name="P5"><text:span text:style-name="Strong_20_Emphasis">Ability Bump:</text:span> +1 favored stat.</text:p>
        </text:list-item>
        <text:list-item>
          <text:p text:style-name="P5"><text:span text:style-name="Strong_20_Emphasis">Skill/Tool:</text:span> 1 proficiency on-theme.</text:p>
        </text:list-item>
        <text:list-item>
          <text:p text:style-name="P5"><text:span text:style-name="Strong_20_Emphasis">Signature Talent (free):</text:span> Small reliable utility.</text:p>
        </text:list-item>
        <text:list-item>
          <text:p text:style-name="P5"><text:span text:style-name="Strong_20_Emphasis">Signature Power (limited):</text:span> 1/rest or PB/rest; simple save-gated punch.</text:p>
        </text:list-item>
        <text:list-item>
          <text:p text:style-name="P5"><text:span text:style-name="Strong_20_Emphasis">Ribbon (0–1):</text:span> Flavor perk.</text:p>
        </text:list-item>
        <text:list-item>
          <text:p text:style-name="P5"><text:span text:style-name="Strong_20_Emphasis">Sub-Species:</text:span> 1 meaningful knob + 1 ribbon.</text:p>
        </text:list-item>
      </text:list>
      <text:p text:style-name="P6"/>
      <text:h text:style-name="P7" text:outline-level="1"><text:soft-page-break/>VULPIRI (Foxfolk) — Species</text:h>
      <text:p text:style-name="P2">Sly, fey-touched foxfolk; hospitable hearth-keepers and playful teachers whose glamours correct arrogance rather than injure pride.</text:p>
      <text:p text:style-name="P2"><text:span text:style-name="Strong_20_Emphasis">Ability Bump:</text:span> +1 <text:span text:style-name="Strong_20_Emphasis">CHA</text:span><text:line-break/><text:span text:style-name="Strong_20_Emphasis">Skill:</text:span> <text:span text:style-name="Strong_20_Emphasis">Acrobatics</text:span> or <text:span text:style-name="Strong_20_Emphasis">Stealth</text:span> (choose one)<text:line-break/><text:span text:style-name="Strong_20_Emphasis">Type/Size/Speed:</text:span> Humanoid &amp; Fey; Medium; 30 ft<text:line-break/><text:span text:style-name="Strong_20_Emphasis">Languages:</text:span> Common, <text:span text:style-name="Strong_20_Emphasis">Vulpiri</text:span>, <text:span text:style-name="Strong_20_Emphasis">Beastcant (Fox dialect)</text:span></text:p>
      <text:p text:style-name="P2"><text:span text:style-name="Strong_20_Emphasis">Traits</text:span></text:p>
      <text:list text:style-name="L3">
        <text:list-item>
          <text:p text:style-name="P8"><text:span text:style-name="Strong_20_Emphasis">Fey-Blooded.</text:span> Advantage on saves vs <text:span text:style-name="Strong_20_Emphasis">charm</text:span>; immune to magical sleep.</text:p>
        </text:list-item>
        <text:list-item>
          <text:p text:style-name="P8"><text:span text:style-name="Strong_20_Emphasis">Charming Aura.</text:span> Proficiency in <text:span text:style-name="Strong_20_Emphasis">Deception</text:span> or <text:span text:style-name="Strong_20_Emphasis">Persuasion</text:span> (your choice).</text:p>
        </text:list-item>
        <text:list-item>
          <text:p text:style-name="P8"><text:span text:style-name="Strong_20_Emphasis">Forest Stride.</text:span> While in light/no armor, +1 AC and you ignore nonmagical difficult terrain in forests.</text:p>
        </text:list-item>
        <text:list-item>
          <text:p text:style-name="P8"><text:span text:style-name="Strong_20_Emphasis">Veil Glamour (Talent).</text:span> For 1 minute, tweak face/voice/scent or create a small sensory glamour around you (hand-sized prop, whisper, footfall soften). Close scrutiny: opposed CHA (Deception) vs WIS (Insight).</text:p>
        </text:list-item>
        <text:list-item>
          <text:p text:style-name="P8"><text:span text:style-name="Strong_20_Emphasis">Assumed Visage (Power).</text:span> Adopt a convincing persona (appearance &amp; voice only) for up to 1 hour. Casual glances never pierce it; close study uses the opposed check above. <text:s/>extra uses can cost your class resource if your table uses one.</text:p>
        </text:list-item>
        <text:list-item>
          <text:p text:style-name="P8"><text:span text:style-name="Strong_20_Emphasis">Foxfire (Talent, limited).</text:span> Bonus action; a creature within 20 ft makes a <text:span text:style-name="Strong_20_Emphasis">WIS save</text:span> (DC = 8 + prof + CHA). On a fail: it has <text:span text:style-name="Strong_20_Emphasis">disadvantage on its next attack</text:span> before its turn ends, and you shed <text:span text:style-name="Strong_20_Emphasis">dim blue light</text:span> 10 ft. Uses: <text:span text:style-name="Strong_20_Emphasis">1/short rest</text:span> (Lv1), <text:span text:style-name="Strong_20_Emphasis">PB/rest</text:span> (Lv5+).</text:p>
        </text:list-item>
        <text:list-item>
          <text:p text:style-name="P8"><text:span text:style-name="Strong_20_Emphasis">Fox Form (Power).</text:span> <text:span text:style-name="Strong_20_Emphasis">1/rest</text:span>, become a Small fox up to 10 minutes; Speed 40 ft; advantage on Stealth; can’t speak or use hand-bound features; gear melds; mental stats unchanged. Ends early if you attack or cast.</text:p>
        </text:list-item>
      </text:list>
      <text:p text:style-name="P6"/>
      <text:h text:style-name="P9" text:outline-level="2">Vulpiri Sub-Species (pick one)</text:h>
      <text:h text:style-name="P10" text:outline-level="3">Forest Vulpiri (Huyeou) — urban chameleons</text:h>
      <text:list text:style-name="L4">
        <text:list-item>
          <text:p text:style-name="P11"><text:span text:style-name="Strong_20_Emphasis">+1 CHA or +1 INT</text:span></text:p>
        </text:list-item>
        <text:list-item>
          <text:p text:style-name="P11"><text:span text:style-name="Strong_20_Emphasis">City Kit.</text:span> Proficiency with <text:span text:style-name="Strong_20_Emphasis">one tool or one martial weapon</text:span>.</text:p>
        </text:list-item>
        <text:list-item>
          <text:p text:style-name="P11"><text:span text:style-name="Strong_20_Emphasis">Brushcloak (Talent).</text:span> If you move ≤ half Speed amid foliage or urban clutter, you have <text:span text:style-name="Strong_20_Emphasis">advantage on Stealth</text:span> until your next turn.</text:p>
        </text:list-item>
      </text:list>
      <text:h text:style-name="P10" text:outline-level="3">Arctic Vulpiri (Kusrivaki) — taiga &amp; tundra prowlers</text:h>
      <text:list text:style-name="L5">
        <text:list-item>
          <text:p text:style-name="P12"><text:span text:style-name="Strong_20_Emphasis">+1 WIS</text:span></text:p>
        </text:list-item>
        <text:list-item>
          <text:p text:style-name="P12"><text:soft-page-break/><text:span text:style-name="Strong_20_Emphasis">Hyperborean Anatomy.</text:span> Ignore snow/ice difficult terrain; advantage on <text:span text:style-name="Strong_20_Emphasis">FOR</text:span> saves vs severe cold (≈ −45°F).</text:p>
        </text:list-item>
        <text:list-item>
          <text:p text:style-name="P12"><text:span text:style-name="Strong_20_Emphasis">Winter Camo (Talent).</text:span> <text:span text:style-name="Strong_20_Emphasis">1/rest</text:span>, gain advantage on Stealth to hide in snow for up to 10 minutes.</text:p>
        </text:list-item>
      </text:list>
      <text:h text:style-name="P10" text:outline-level="3">Zenko Vulpiri (Celestial) — blue-flame guardians</text:h>
      <text:list text:style-name="L6">
        <text:list-item>
          <text:p text:style-name="P13"><text:span text:style-name="Strong_20_Emphasis">+1 WIS</text:span></text:p>
        </text:list-item>
        <text:list-item>
          <text:p text:style-name="P13"><text:span text:style-name="Strong_20_Emphasis">Wisplights (Talent).</text:span> Conjure up to 4 floating blue motes (bright 10 ft / dim 10 ft) for 10 minutes; move them as a bonus action.</text:p>
        </text:list-item>
        <text:list-item>
          <text:p text:style-name="P13"><text:span text:style-name="Strong_20_Emphasis">Chromawash (Power).</text:span> <text:span text:style-name="Strong_20_Emphasis">1/rest</text:span>, 15-ft cone of shimmering color. <text:span text:style-name="Strong_20_Emphasis">WIS save</text:span> or become <text:span text:style-name="Strong_20_Emphasis">Dazzled</text:span> (disadvantage on attacks/checks) until end of your next turn. At Lv9 add <text:span text:style-name="Strong_20_Emphasis">+1d6 radiant</text:span> on a failed save. Aesthetic: your fire is blue; when sensible, you may treat your “fire-like” effects as radiant.</text:p>
        </text:list-item>
      </text:list>
      <text:h text:style-name="P10" text:outline-level="3">Yumeko Vulpiri (Dreamwalker) — oneiromancers</text:h>
      <text:list text:style-name="L7">
        <text:list-item>
          <text:p text:style-name="P14"><text:span text:style-name="Strong_20_Emphasis">+1 WIS or +1 INT</text:span></text:p>
        </text:list-item>
        <text:list-item>
          <text:p text:style-name="P14"><text:span text:style-name="Strong_20_Emphasis">Dreamsense (Ribbon).</text:span> Sense sleeping creatures within 30 ft (direction, count, not identities).</text:p>
        </text:list-item>
        <text:list-item>
          <text:p text:style-name="P14"><text:span text:style-name="Strong_20_Emphasis">Slumber Veil (Power).</text:span> <text:span text:style-name="Strong_20_Emphasis">1/rest</text:span>, a creature within 30 ft makes a <text:span text:style-name="Strong_20_Emphasis">WIS save</text:span>; on a fail it is <text:span text:style-name="Strong_20_Emphasis">Drowsy</text:span> for 1 minute (Perception &amp; AGI saves at disadvantage). If already Drowsy, it <text:span text:style-name="Strong_20_Emphasis">falls Asleep</text:span> until woken/damaged.</text:p>
        </text:list-item>
        <text:list-item>
          <text:p text:style-name="P14"><text:span text:style-name="Strong_20_Emphasis">Walk the Dreamroads (Rite).</text:span> During a long rest, hold a calm dream-conversation (10 minutes) with a sleeper you know on the same plane. No nightmares/harm; this is social, not combat.</text:p>
        </text:list-item>
      </text:list>
      <text:p text:style-name="P6"/>
      <text:h text:style-name="P15" text:outline-level="1">Fox-Kin Concord (Vulpiri ↔ Kitsune) — Setting Law</text:h>
      <text:list text:style-name="L8">
        <text:list-item>
          <text:p text:style-name="P16"><text:span text:style-name="Strong_20_Emphasis">Always-Kin.</text:span> Vulpiri and Kitsune recognize each other on sight/scent/spirit.</text:p>
        </text:list-item>
        <text:list-item>
          <text:p text:style-name="P16"><text:span text:style-name="Strong_20_Emphasis">Unbreakable Kin Oath.</text:span> They <text:span text:style-name="Strong_20_Emphasis">cannot harm each other</text:span>; even under charm/compulsion, harmful actions fizzle.</text:p>
        </text:list-item>
        <text:list-item>
          <text:p text:style-name="P16"><text:span text:style-name="Strong_20_Emphasis">Kin-Lift.</text:span> They can <text:span text:style-name="Strong_20_Emphasis">Help</text:span> each other at <text:span text:style-name="Strong_20_Emphasis">15 ft</text:span> for social/wisdom checks, not just adjacent.</text:p>
        </text:list-item>
        <text:list-item>
          <text:p text:style-name="P16"><text:span text:style-name="Strong_20_Emphasis">Sight of the Fox-Fey.</text:span> Kitsune <text:span text:style-name="Strong_20_Emphasis">automatically see through</text:span> a Vulpiri’s innate glamour and Fox Form; Vulpiri have <text:span text:style-name="Strong_20_Emphasis">disadvantage</text:span> when trying to fool a Kitsune with those innate tricks. Mundane disguises and third-party magic still work normally.</text:p>
        </text:list-item>
      </text:list>
      <text:p text:style-name="P6"/>
      <text:h text:style-name="P15" text:outline-level="1">KITSUNE — Fox-Fey (separate Race)</text:h>
      <text:p text:style-name="P2">Graceful fox-fey who pass among elves and humans; their art is the social mask, not the animal shift.</text:p>
      <text:p text:style-name="P2"><text:span text:style-name="Strong_20_Emphasis">Ability Bonuses:</text:span> +2 <text:span text:style-name="Strong_20_Emphasis">CHA</text:span>, +1 <text:span text:style-name="Strong_20_Emphasis">WIS</text:span> <text:span text:style-name="Emphasis">or</text:span> +1 <text:span text:style-name="Strong_20_Emphasis">INT</text:span><text:line-break/><text:span text:style-name="Strong_20_Emphasis">Type/Size/Speed:</text:span> Fey Humanoid; Medium; 30 ft<text:line-break/><text:soft-page-break/><text:span text:style-name="Strong_20_Emphasis">Languages:</text:span> Common, <text:span text:style-name="Strong_20_Emphasis">Kitsune</text:span> (Brushflow script), <text:span text:style-name="Strong_20_Emphasis">Beastcant (Fox dialect)</text:span><text:line-break/><text:span text:style-name="Strong_20_Emphasis">Skill:</text:span> <text:span text:style-name="Strong_20_Emphasis">Insight</text:span> or <text:span text:style-name="Strong_20_Emphasis">Performance</text:span> (choose one)</text:p>
      <text:p text:style-name="P2"><text:span text:style-name="Strong_20_Emphasis">Traits</text:span></text:p>
      <text:list text:style-name="L9">
        <text:list-item>
          <text:p text:style-name="P17"><text:span text:style-name="Strong_20_Emphasis">Elf-Passing.</text:span> Advantage on Deception checks made solely to pass as elf/human (no badges, no rank faked).</text:p>
        </text:list-item>
        <text:list-item>
          <text:p text:style-name="P17"><text:span text:style-name="Strong_20_Emphasis">Fox-Sight (vs Vulpiri).</text:span> You automatically perceive the truth under Vulpiri innate glamours and Fox Form.</text:p>
        </text:list-item>
        <text:list-item>
          <text:p text:style-name="P17"><text:span text:style-name="Strong_20_Emphasis">Fox-Kin Concord.</text:span> As above (Always-Kin, Unbreakable, Kin-Lift).</text:p>
        </text:list-item>
        <text:list-item>
          <text:p text:style-name="P17"><text:span text:style-name="Strong_20_Emphasis">Veilcraft (Talent).</text:span> Subtle personal glamours: alter voice timbre, soften footfalls, shift hair/eye hue, hide small blemishes for 1 minute. Opposed CHA (Deception) vs WIS (Insight) on close study.</text:p>
        </text:list-item>
        <text:list-item>
          <text:p text:style-name="P17"><text:span text:style-name="Strong_20_Emphasis">Seamless Guise (Power).</text:span> 1 hour convincing persona (appearance &amp; voice only). <text:span text:style-name="Strong_20_Emphasis">1/long rest</text:span> free; further uses can cost your class resource.</text:p>
        </text:list-item>
        <text:list-item>
          <text:p text:style-name="P17"><text:span text:style-name="Strong_20_Emphasis">Social Poise.</text:span> Your <text:span text:style-name="Strong_20_Emphasis">Help</text:span> in conversation/performance works at up to <text:span text:style-name="Strong_20_Emphasis">15 ft</text:span>.</text:p>
        </text:list-item>
      </text:list>
      <text:p text:style-name="P4"><text:span text:style-name="Strong_20_Emphasis">No shapeshift:</text:span> Kitsune do <text:span text:style-name="Strong_20_Emphasis">not</text:span> gain an animal Fox Form—that’s uniquely Vulpiri.</text:p>
      <text:p text:style-name="P2"><text:span text:style-name="Emphasis">(If you want Tail Arts later, we can add the optional mythic track—kept out here to keep the Vulpiri focus tight.)</text:span></text:p>
      <text:p text:style-name="P6"/>
      <text:h text:style-name="P9" text:outline-level="2">Quick Player Build Loop (Vulpiri)</text:h>
      <text:list text:style-name="L10">
        <text:list-item>
          <text:p text:style-name="P18"><text:span text:style-name="Strong_20_Emphasis">Pick Species/Sub:</text:span> Vulpiri → choose Forest/Arctic/Zenko/Yumeko.</text:p>
        </text:list-item>
        <text:list-item>
          <text:p text:style-name="P18"><text:span text:style-name="Strong_20_Emphasis">Boosts:</text:span> From Beastfolk (+2 AGI or +2 MGT, plus +1 elsewhere) + Vulpiri +1 CHA.</text:p>
        </text:list-item>
        <text:list-item>
          <text:p text:style-name="P18"><text:span text:style-name="Strong_20_Emphasis">Shared traits:</text:span> Beastcant, Keen Senses, Beaststride, Natural Weapon.</text:p>
        </text:list-item>
        <text:list-item>
          <text:p text:style-name="P18"><text:span text:style-name="Strong_20_Emphasis">Vulpiri features:</text:span> Veil Glamour (talent), Assumed Visage (power), Foxfire (limited), Fox Form (power), plus your sub-species knobs.</text:p>
        </text:list-item>
        <text:list-item>
          <text:p text:style-name="P18"><text:span text:style-name="Strong_20_Emphasis">Culture Pack:</text:span> 1 language, 1 tool, 1 travel/urban perk.</text:p>
        </text:list-item>
        <text:list-item>
          <text:p text:style-name="P18"><text:span text:style-name="Strong_20_Emphasis">Name &amp; Drive.</text:span> You’re table-ready.</text:p>
        </text:list-item>
      </text:list>
      <text:p text:style-name="P6"/>
      <text:h text:style-name="P9" text:outline-level="2">GM Speed Dials</text:h>
      <text:list text:style-name="L11">
        <text:list-item>
          <text:p text:style-name="P19">If a Vulpiri sub-species feels spicy, make its Power <text:span text:style-name="Strong_20_Emphasis">PB/rest</text:span> or bump its save DC target by +2.</text:p>
        </text:list-item>
        <text:list-item>
          <text:p text:style-name="P19">Beastfolk movement getting stacked? Nudge Beaststride down to <text:span text:style-name="Strong_20_Emphasis">5 ft</text:span> for that build.</text:p>
        </text:list-item>
        <text:list-item>
          <text:p text:style-name="P19">Beastcant getting too verbose? Call for <text:span text:style-name="Strong_20_Emphasis">WIS (Animal Handling)</text:span> checks beyond “danger/food/follow.”</text:p>
          <text:h text:style-name="P20" text:outline-level="1"><text:soft-page-break/>🐺 Lupinar (Wolfkin) — pack-born guardians</text:h>
        </text:list-item>
      </text:list>
      <text:p text:style-name="P2">Already sketched before, here’s the finalized, system-clean version.</text:p>
      <text:p text:style-name="P2"><text:span text:style-name="Strong_20_Emphasis">Ability Bump:</text:span> +1 FOR<text:line-break/><text:span text:style-name="Strong_20_Emphasis">Skill:</text:span> Athletics or Survival<text:line-break/><text:span text:style-name="Strong_20_Emphasis">Talent — Hunter’s Nose:</text:span> Advantage on Perception checks that rely on scent.<text:line-break/><text:span text:style-name="Strong_20_Emphasis">Power — Howl of Resolve (1/</text:span><text:span text:style-name="Strong_20_Emphasis"><text:span text:style-name="T1">long</text:span></text:span><text:span text:style-name="Strong_20_Emphasis">rest):</text:span> Bonus Action; allies within 15 ft gain temp HP = your WIS mod + half your level (min 1).<text:line-break/><text:span text:style-name="Strong_20_Emphasis">Ribbon — Powerful Build:</text:span> Count as one size larger for carry/push/drag.</text:p>
      <text:p text:style-name="P2"><text:span text:style-name="Strong_20_Emphasis">Sub-species</text:span></text:p>
      <text:list text:style-name="L12">
        <text:list-item>
          <text:p text:style-name="P21"><text:span text:style-name="Strong_20_Emphasis">Plainsrunner:</text:span> +1 AGI; <text:span text:style-name="Strong_20_Emphasis">Coordinated Strike (Talent):</text:span> Advantage on your first melee attack each round if an ally is within 5 ft of your target.</text:p>
        </text:list-item>
        <text:list-item>
          <text:p text:style-name="P21"><text:span text:style-name="Strong_20_Emphasis">Frosthowl:</text:span> +1 FOR; <text:span text:style-name="Strong_20_Emphasis">Cold-Hardened (Talent):</text:span> Ignore snow/ice difficult terrain; advantage on FOR saves vs severe cold.</text:p>
        </text:list-item>
        <text:list-item>
          <text:p text:style-name="P21"><text:span text:style-name="Strong_20_Emphasis">Nightstalker:</text:span> +1 WIS; <text:span text:style-name="Strong_20_Emphasis">Shadow Prowl (Power 1/rest):</text:span> Become lightly invisible (heavily obscured to others) in dim light until you move or take an action.</text:p>
        </text:list-item>
      </text:list>
      <text:p text:style-name="P4">Recommended rider: <text:span text:style-name="Strong_20_Emphasis">Worry</text:span> (bite) or <text:span text:style-name="Strong_20_Emphasis">Trample Set</text:span> (horns—if using antlered variants).</text:p>
      <text:p text:style-name="P22"/>
      <text:h text:style-name="P23" text:outline-level="1">🐈 Ferlari (Catfolk) — silent steps, sudden pounce</text:h>
      <text:p text:style-name="P2">Agile climbers and theatrical show-offs who treat gravity as a polite suggestion.</text:p>
      <text:p text:style-name="P2"><text:span text:style-name="Strong_20_Emphasis">Ability Bump:</text:span> +1 AGI<text:line-break/><text:span text:style-name="Strong_20_Emphasis">Skill:</text:span> Stealth or Acrobatics<text:line-break/><text:span text:style-name="Strong_20_Emphasis">Talent — Cat’s Balance:</text:span> Advantage on saves/checks to avoid being knocked prone; reduce fall damage by your level (min 1).<text:line-break/><text:span text:style-name="Strong_20_Emphasis">Power — Pounce (1/rest):</text:span> After moving 10 ft straight, make a melee attack; on hit add +1d4 damage and the target must pass a MGT save or fall prone.<text:line-break/><text:span text:style-name="Strong_20_Emphasis">Ribbon — Soft-Step:</text:span> Your footfalls are muffled; you don’t give away your position from normal walking/running.</text:p>
      <text:p text:style-name="P2"><text:span text:style-name="Strong_20_Emphasis">Sub-species</text:span></text:p>
      <text:list text:style-name="L13">
        <text:list-item>
          <text:p text:style-name="P24"><text:span text:style-name="Strong_20_Emphasis">Nyari (Panther):</text:span> +1 MGT; <text:span text:style-name="Strong_20_Emphasis">Shadowmeld (Power 1/rest):</text:span> In dim light or darkness, become invisible until you move or act.</text:p>
        </text:list-item>
        <text:list-item>
          <text:p text:style-name="P24"><text:soft-page-break/><text:span text:style-name="Strong_20_Emphasis">Sahari (Sandcat):</text:span> +1 LCK; <text:span text:style-name="Strong_20_Emphasis">Sandstride (Talent):</text:span> Ignore nonmagical sand/scree difficult terrain; advantage vs heat exhaustion.</text:p>
        </text:list-item>
        <text:list-item>
          <text:p text:style-name="P24"><text:span text:style-name="Strong_20_Emphasis">Kherun (Highland Lynx):</text:span> +1 WIS; <text:span text:style-name="Strong_20_Emphasis">Frost Tread (Ribbon):</text:span> Advantage on Survival in alpine/tundra; keen hearing grants +2 to passive Perception.</text:p>
        </text:list-item>
      </text:list>
      <text:p text:style-name="P4">Movement dial: If you give them a <text:span text:style-name="Strong_20_Emphasis">20 ft climb speed</text:span>, drop Beaststride to 5 ft.</text:p>
      <text:p text:style-name="P4">Recommended rider: <text:span text:style-name="Strong_20_Emphasis">Rake</text:span> (claws).</text:p>
      <text:p text:style-name="P22"/>
      <text:h text:style-name="P23" text:outline-level="1">🐻 Ursakar (Bearfolk) — hearth-keepers, wall-breakers</text:h>
      <text:p text:style-name="P2">Big hearts, bigger hugs. Also terrifying when roused.</text:p>
      <text:p text:style-name="P2"><text:span text:style-name="Strong_20_Emphasis">Ability Bump:</text:span> +1 FOR<text:line-break/><text:span text:style-name="Strong_20_Emphasis">Skill:</text:span> Athletics or Endurance<text:line-break/><text:span text:style-name="Strong_20_Emphasis">Talent — Thick Hide:</text:span> While unarmored or in light armor, +1 AC.<text:line-break/><text:span text:style-name="Strong_20_Emphasis">Power — Grizzly Roar (1/rest):</text:span> 15-ft cone; creatures must pass a WIS save or become <text:span text:style-name="Strong_20_Emphasis">Shaken </text:span><text:span text:style-name="Strong_20_Emphasis"><text:span text:style-name="T2">or Fered</text:span></text:span> (disadvantage on attacks vs anyone but you) until end of your next turn.<text:line-break/><text:span text:style-name="Strong_20_Emphasis">Ribbon — Steadfast:</text:span> Advantage on checks to resist being shoved or moved.</text:p>
      <text:p text:style-name="P2"><text:span text:style-name="Strong_20_Emphasis">Sub-species</text:span></text:p>
      <text:list text:style-name="L14">
        <text:list-item>
          <text:p text:style-name="P25"><text:span text:style-name="Strong_20_Emphasis">Woodborne (Brown):</text:span> +1 MGT; <text:span text:style-name="Strong_20_Emphasis">Mauler (Talent):</text:span> If you start your turn grappling a creature, your first natural-weapon hit deals +1d4 damage.</text:p>
        </text:list-item>
        <text:list-item>
          <text:p text:style-name="P25"><text:span text:style-name="Strong_20_Emphasis">Icewake (Polar):</text:span> +1 WIS; <text:span text:style-name="Strong_20_Emphasis">Cold Adaptation (Talent):</text:span> Advantage on saves vs cold; swim speed 20 ft (reduce Beaststride to 5 ft).</text:p>
        </text:list-item>
        <text:list-item>
          <text:p text:style-name="P25"><text:span text:style-name="Strong_20_Emphasis">Honeyward (River):</text:span> +1 CHA; <text:span text:style-name="Strong_20_Emphasis">Soothing Presence (Power 1/rest):</text:span> A creature within 30 ft gains temp HP = your CHA mod + level <text:span text:style-name="T2">1</text:span>/ 2 and ends <text:span text:style-name="Strong_20_Emphasis">Frightened</text:span> on itself.</text:p>
        </text:list-item>
      </text:list>
      <text:p text:style-name="P4">Recommended rider: <text:span text:style-name="Strong_20_Emphasis">Worry</text:span> (bite/maw).</text:p>
      <text:p text:style-name="P22"/>
      <text:h text:style-name="P23" text:outline-level="1">🕊️ Avarii (Birdfolk) — sky-sighted wayfarers</text:h>
      <text:p text:style-name="P2">Sharp eyes, sharper wit. Glide first, ask questions later.</text:p>
      <text:p text:style-name="P2"><text:span text:style-name="Strong_20_Emphasis">Ability Bump:</text:span> +1 AGI<text:line-break/><text:span text:style-name="Strong_20_Emphasis">Skill:</text:span> Perception or Aim<text:line-break/><text:span text:style-name="Strong_20_Emphasis">Talent — Keen Sight:</text:span> Advantage on Perception checks using sight; double normal sight distances for spotting large objects outdoors.<text:line-break/><text:span text:style-name="Strong_20_Emphasis">Power — Burst Glide (1/rest):</text:span> Until end of your turn, gain a <text:span text:style-name="Strong_20_Emphasis">fly speed equal to your Speed</text:span> but you <text:soft-page-break/>must land before your turn ends (no fall damage if you land).<text:line-break/><text:span text:style-name="Strong_20_Emphasis">Ribbon — Featherfalling:</text:span> Treat falls as 30 ft shorter.</text:p>
      <text:p text:style-name="P2"><text:span text:style-name="Strong_20_Emphasis">Sub-species</text:span></text:p>
      <text:list text:style-name="L15">
        <text:list-item>
          <text:p text:style-name="P26"><text:span text:style-name="Strong_20_Emphasis">Sunhawk:</text:span> +1 WIS; <text:span text:style-name="Strong_20_Emphasis">Sky-Dive (Power 1/rest):</text:span> If you descend 10+ ft before attacking, add +1d4 damage and push 5 ft on a failed MGT save.</text:p>
        </text:list-item>
        <text:list-item>
          <text:p text:style-name="P26"><text:span text:style-name="Strong_20_Emphasis">Snow-Owl:</text:span> +1 INT; <text:span text:style-name="Strong_20_Emphasis">Silent Wings (Talent):</text:span> Advantage on Stealth while moving ≤ half Speed; darkvision 60 ft.</text:p>
        </text:list-item>
        <text:list-item>
          <text:p text:style-name="P26"><text:span text:style-name="Strong_20_Emphasis">Ravenkin:</text:span> +1 CHA; <text:span text:style-name="Strong_20_Emphasis">Mimicry (Ribbon):</text:span> Imitate heard voices/sounds; contested Insight reveals the trick.</text:p>
        </text:list-item>
      </text:list>
      <text:p text:style-name="P4">Movement dial: If you upgrade Burst Glide to <text:span text:style-name="Strong_20_Emphasis">PB/rest</text:span>, remove Featherfalling.</text:p>
      <text:p text:style-name="P4">Recommended rider: <text:span text:style-name="Strong_20_Emphasis">Whiplash</text:span> (wing-buffet flavored tail lash).</text:p>
      <text:p text:style-name="P22"/>
      <text:h text:style-name="P23" text:outline-level="1">🦌 Cervanni (Deer/Elkfolk) — swift, solemn, forest-bound</text:h>
      <text:p text:style-name="P2">Graceful guardians whose antlers are living heraldry.</text:p>
      <text:p text:style-name="P2"><text:span text:style-name="Strong_20_Emphasis">Ability Bump:</text:span> +1 WIS (or +1 AGI at GM’s option)<text:line-break/><text:span text:style-name="Strong_20_Emphasis">Skill:</text:span> Naturecraft or Survival<text:line-break/><text:span text:style-name="Strong_20_Emphasis">Talent — Sure-Footed:</text:span> Advantage on checks/saves vs being knocked prone or while balancing.<text:line-break/><text:span text:style-name="Strong_20_Emphasis">Power — Antler Rush (1/rest):</text:span> Move 10 ft in a straight line; make a horns/gore attack. On hit, target must pass a MGT save or be shoved 5 ft and <text:span text:style-name="Strong_20_Emphasis">Slowed</text:span> (–10 ft) until end of its next turn.<text:line-break/><text:span text:style-name="Strong_20_Emphasis">Ribbon — Grovebond:</text:span> You and allies need only half rations when foraging in forests.</text:p>
      <text:p text:style-name="P2"><text:span text:style-name="Strong_20_Emphasis">Sub-species</text:span></text:p>
      <text:list text:style-name="L16">
        <text:list-item>
          <text:p text:style-name="P27"><text:span text:style-name="Strong_20_Emphasis">Elken:</text:span> +1 MGT; <text:span text:style-name="Strong_20_Emphasis">Rut-Pride (Talent):</text:span> Advantage on Intimidation vs creatures your size or smaller.</text:p>
        </text:list-item>
        <text:list-item>
          <text:p text:style-name="P27"><text:span text:style-name="Strong_20_Emphasis">Roe:</text:span> +1 AGI; <text:span text:style-name="Strong_20_Emphasis">Fleet Step (Power 1/rest):</text:span> Bonus Action Dash that ignores nonmagical difficult terrain.</text:p>
        </text:list-item>
        <text:list-item>
          <text:p text:style-name="P27"><text:span text:style-name="Strong_20_Emphasis">Fallow:</text:span> +1 CHA; <text:span text:style-name="Strong_20_Emphasis">Courtly Grace (Ribbon):</text:span> Advantage on Persuasion with rural nobles/druids and forest courts.</text:p>
        </text:list-item>
      </text:list>
      <text:p text:style-name="P4">Recommended rider: <text:span text:style-name="Strong_20_Emphasis">Trample Set</text:span> (pairs beautifully with Antler Rush).</text:p>
      <text:p text:style-name="P22"/>
      <text:h text:style-name="P23" text:outline-level="1"><text:soft-page-break/>🦎 Saurian (Lizardfolk) — cold-blooded pragmatists</text:h>
      <text:p text:style-name="P2">River-hunters and ruin-delvers with stone-steady nerves.</text:p>
      <text:p text:style-name="P2"><text:span text:style-name="Strong_20_Emphasis">Ability Bump:</text:span> +1 FOR<text:line-break/><text:span text:style-name="Strong_20_Emphasis">Skill:</text:span> Survival or Athletics<text:line-break/><text:span text:style-name="Strong_20_Emphasis">Talent — Amphibious:</text:span> Swim speed 20 ft; hold breath up to 15 minutes (Beaststride drops to 5 ft).<text:line-break/><text:span text:style-name="Strong_20_Emphasis">Power — Tail Sweep (1/rest):</text:span> 10-ft line; creatures must AGI save or fall prone and take your natural-weapon die bludgeoning (half on save).<text:line-break/><text:span text:style-name="Strong_20_Emphasis">Ribbon — Stone Poise:</text:span> Advantage vs the <text:span text:style-name="Strong_20_Emphasis">Frightened</text:span> condition.</text:p>
      <text:p text:style-name="P2"><text:span text:style-name="Strong_20_Emphasis">Sub-species</text:span></text:p>
      <text:list text:style-name="L17">
        <text:list-item>
          <text:p text:style-name="P28"><text:span text:style-name="Strong_20_Emphasis">Gatorbound:</text:span> +1 MGT; <text:span text:style-name="Strong_20_Emphasis">Death-Roll (Talent):</text:span> When you hit a grappled target with a natural weapon, add +1d4 damage.</text:p>
        </text:list-item>
        <text:list-item>
          <text:p text:style-name="P28"><text:span text:style-name="Strong_20_Emphasis">Basiliskine:</text:span> +1 WIS; <text:span text:style-name="Strong_20_Emphasis">Stony Glare (Power 1/rest):</text:span> One creature within 20 ft must WIS save or become <text:span text:style-name="Strong_20_Emphasis">Dazzled</text:span> (disadvantage on Perception &amp; AGI saves) until end of your next turn.</text:p>
        </text:list-item>
        <text:list-item>
          <text:p text:style-name="P28"><text:span text:style-name="Strong_20_Emphasis">Draco:</text:span> +1 AGI; <text:span text:style-name="Strong_20_Emphasis">Glide Membranes (Talent):</text:span> When you jump or fall, you can glide up to your Speed horizontally per 10 ft dropped.</text:p>
        </text:list-item>
      </text:list>
      <text:p text:style-name="P4">Recommended rider: <text:span text:style-name="Strong_20_Emphasis">Whiplash</text:span> (fits Tail Sweep control).</text:p>
      <text:p text:style-name="P22"/>
      <text:h text:style-name="P23" text:outline-level="1">🐘 Pachydan (Elephantfolk) — memory, craft, thunder-steps</text:h>
      <text:p text:style-name="P2">Builders of roads, bearers of lore, absolute monsters in a shove-line.</text:p>
      <text:p text:style-name="P2"><text:span text:style-name="Strong_20_Emphasis">Ability Bump:</text:span> +1 MGT (or +1 FOR at GM’s option)<text:line-break/><text:span text:style-name="Strong_20_Emphasis">Skill:</text:span> Crafting or Intimidation<text:line-break/><text:span text:style-name="Strong_20_Emphasis">Talent — Trunkgrip:</text:span> Your trunk can manipulate objects, retrieve items, or make a simple shove (no weapon use or somatic components).<text:line-break/><text:span text:style-name="Strong_20_Emphasis">Power — Earthshaker Stomp (1/rest):</text:span> All creatures within 5 ft make an AGI save or fall prone and take your natural-weapon die bludgeoning (half on save).<text:line-break/><text:span text:style-name="Strong_20_Emphasis">Ribbon — Elephantine Memory:</text:span> Advantage on Lore to recall places/people/events you’ve personally witnessed.</text:p>
      <text:p text:style-name="P2"><text:span text:style-name="Strong_20_Emphasis">Sub-species</text:span></text:p>
      <text:list text:style-name="L18">
        <text:list-item>
          <text:p text:style-name="P29"><text:span text:style-name="Strong_20_Emphasis">Savanna:</text:span> +1 FOR; <text:span text:style-name="Strong_20_Emphasis">Heat-Hardened (Ribbon):</text:span> Advantage vs heat exhaustion; ignore nonmagical sand difficult terrain.</text:p>
        </text:list-item>
        <text:list-item>
          <text:p text:style-name="P29"><text:soft-page-break/><text:span text:style-name="Strong_20_Emphasis">Jungle:</text:span> +1 WIS; <text:span text:style-name="Strong_20_Emphasis">Trail-Cutter (Talent):</text:span> As you move, you can clear/fold foliage; allies behind you ignore plant difficult terrain this turn.</text:p>
        </text:list-item>
        <text:list-item>
          <text:p text:style-name="P29"><text:span text:style-name="Strong_20_Emphasis">Mountain:</text:span> +1 MGT; <text:span text:style-name="Strong_20_Emphasis">Sure-Trample (Power 1/rest):</text:span> After you shove a creature, make a horns/gore attack as a Bonus Action.</text:p>
        </text:list-item>
      </text:list>
      <text:p text:style-name="P4">Recommended rider: <text:span text:style-name="Strong_20_Emphasis">Trample Set</text:span> (chef’s kiss with Stomp).</text:p>
      <text:p text:style-name="P22"/>
      <text:h text:style-name="P30" text:outline-level="2">Quick build summary for players</text:h>
      <text:list text:style-name="L19">
        <text:list-item>
          <text:p text:style-name="P31">Pick <text:span text:style-name="Strong_20_Emphasis">Beastfolk</text:span> → apply the shared package.</text:p>
        </text:list-item>
        <text:list-item>
          <text:p text:style-name="P31">Pick a <text:span text:style-name="Strong_20_Emphasis">species</text:span> above → apply its bump/skill/talent/power/ribbon.</text:p>
        </text:list-item>
        <text:list-item>
          <text:p text:style-name="P31">Pick a <text:span text:style-name="Strong_20_Emphasis">sub-species</text:span> knob → add the listed perk.</text:p>
        </text:list-item>
        <text:list-item>
          <text:p text:style-name="P31">Choose your <text:span text:style-name="Strong_20_Emphasis">Natural Weapon</text:span> and <text:span text:style-name="Strong_20_Emphasis">rider</text:span> to fit your style.</text:p>
        </text:list-item>
        <text:list-item>
          <text:p text:style-name="P31">Flavor your Beastcant dialect (barks, chirrs, clicks, hoots, trumpets—whatever fits your folk).</text:p>
        </text:list-item>
      </text:list>
      <text:p text:style-name="P2">If you want, I can drop these into your layout as one-page species spreads next: each with a sidebar for culture hooks, name seeds, and sample bonds.</text:p>
      <text:p text:style-name="P2"/>
      <text:h text:style-name="P32" text:outline-level="1">RACES &amp; SPECIES — QUICK OVERVIEW</text:h>
      <text:h text:style-name="P33" text:outline-level="2">Beastfolk (Race)</text:h>
      <text:p text:style-name="P2">Humanoid peoples with wild echoes: claws, keen senses, and Beastcant to vibe with animals. Built for motion and mischief.</text:p>
      <text:list text:style-name="L20">
        <text:list-item>
          <text:p text:style-name="P34"><text:span text:style-name="Strong_20_Emphasis">Pick Beastfolk if you want:</text:span> natural weapons, travel tricks, and a bond with the wild.</text:p>
        </text:list-item>
        <text:list-item>
          <text:p text:style-name="P34"><text:span text:style-name="Strong_20_Emphasis">Core Species (examples):</text:span></text:p>
          <text:list>
            <text:list-item>
              <text:p text:style-name="P34"><text:span text:style-name="Strong_20_Emphasis">Vulpiri (Foxfolk):</text:span> playful glamours, foxfire debuffs, scout-shift.<text:line-break/><text:span text:style-name="Emphasis">Sub-Species:</text:span> Forest (urban chameleons), Arctic (snow-sure), Zenko (blueflame), Yumeko (dreamwalkers).</text:p>
            </text:list-item>
            <text:list-item>
              <text:p text:style-name="P34"><text:span text:style-name="Strong_20_Emphasis">Lupinar (Wolfkin):</text:span> pack tactics, rallying howls, relentless trackers.<text:line-break/><text:span text:style-name="Emphasis">Subs:</text:span> Plainsrunner, Frosthowl, Nightstalker.</text:p>
            </text:list-item>
            <text:list-item>
              <text:p text:style-name="P34"><text:span text:style-name="Strong_20_Emphasis">Ferlari (Catfolk):</text:span> balance, pounce, shadow theatrics.<text:line-break/><text:span text:style-name="Emphasis">Subs:</text:span> Nyari (panther), Sahari (sandcat), Kherun (lynx).</text:p>
            </text:list-item>
            <text:list-item>
              <text:p text:style-name="P34"><text:span text:style-name="Strong_20_Emphasis">Ursakar (Bearfolk):</text:span> thick hide, roar control, immovable hearts.<text:line-break/><text:span text:style-name="Emphasis">Subs:</text:span> Woodborne, Icewake, Honeyward.</text:p>
            </text:list-item>
            <text:list-item>
              <text:p text:style-name="P34"><text:soft-page-break/><text:span text:style-name="Strong_20_Emphasis">Avarii (Birdfolk):</text:span> sky-eyes, burst glides, featherfalling.<text:line-break/><text:span text:style-name="Emphasis">Subs:</text:span> Sunhawk, Snow-Owl, Ravenkin.</text:p>
            </text:list-item>
            <text:list-item>
              <text:p text:style-name="P34"><text:span text:style-name="Strong_20_Emphasis">Cervanni (Deer/Elkfolk):</text:span> antler rush, sure-footed grace, forest guardians.<text:line-break/><text:span text:style-name="Emphasis">Subs:</text:span> Elken, Roe, Fallow.</text:p>
            </text:list-item>
            <text:list-item>
              <text:p text:style-name="P34"><text:span text:style-name="Strong_20_Emphasis">Saurian (Lizardfolk):</text:span> amphibious pragmatists, tail control, stone-steady nerves.<text:line-break/><text:span text:style-name="Emphasis">Subs:</text:span> Gatorbound, Basiliskine, Draco.</text:p>
            </text:list-item>
            <text:list-item>
              <text:p text:style-name="P34"><text:span text:style-name="Strong_20_Emphasis">Pachydan (Elephantfolk):</text:span> trunkcraft, earthshaker stomp, eidetic memory.<text:line-break/><text:span text:style-name="Emphasis">Subs:</text:span> Savanna, Jungle, Mountain.</text:p>
            </text:list-item>
          </text:list>
        </text:list-item>
      </text:list>
      <text:h text:style-name="P30" text:outline-level="2" text:is-list-header="true">Kitsune (Race)</text:h>
      <text:p text:style-name="P2">Fox-fey who pass for elf or human. Social sorcery &gt; animal shift. Bound by the <text:span text:style-name="Strong_20_Emphasis">Fox-Kin Concord</text:span> with Vulpiri (they can’t harm each other, ever).</text:p>
      <text:list text:style-name="L21">
        <text:list-item>
          <text:p text:style-name="P35"><text:span text:style-name="Strong_20_Emphasis">Pick Kitsune if you want:</text:span> elite disguises, stage-magic glamours, and courtly intrigue.</text:p>
        </text:list-item>
        <text:list-item>
          <text:p text:style-name="P35"><text:span text:style-name="Strong_20_Emphasis">Species:</text:span> Kitsune (baseline).<text:line-break/><text:span text:style-name="Emphasis">Sub-Species:</text:span> Maskborn (infiltrators), Lantern-Blessed (blue motes &amp; beams), Shade-Court (shadow stage), Brush-Ward (sigils &amp; wards), Moon-Thread (lull &amp; dream etiquette), Galesong (speed &amp; patter).</text:p>
        </text:list-item>
      </text:list>
      <text:h text:style-name="P30" text:outline-level="2" text:is-list-header="true">Elfkin (Race)</text:h>
      <text:p text:style-name="P2">Dream-trained artisans with starlit study and long memory.</text:p>
      <text:list text:style-name="L22">
        <text:list-item>
          <text:p text:style-name="P36"><text:span text:style-name="Strong_20_Emphasis">Pick Elfkin if you want:</text:span> trance-learning, keen senses, and lorecraft.</text:p>
        </text:list-item>
        <text:list-item>
          <text:p text:style-name="P36"><text:span text:style-name="Strong_20_Emphasis">Species:</text:span> Sunleaf (radiant diplomacy), Moonthread (subtle veils), Thornwarden (green resilience), Starweaver (arcane calculus).</text:p>
        </text:list-item>
      </text:list>
      <text:h text:style-name="P30" text:outline-level="2" text:is-list-header="true">Stoneborn (Race)</text:h>
      <text:p text:style-name="P2">Forge-souled travelers; stone reads like a ledger to them.</text:p>
      <text:list text:style-name="L23">
        <text:list-item>
          <text:p text:style-name="P37"><text:span text:style-name="Strong_20_Emphasis">Pick Stoneborn if you want:</text:span> poison hardiness, stonecunning+, and craft bonds.</text:p>
        </text:list-item>
        <text:list-item>
          <text:p text:style-name="P37"><text:span text:style-name="Strong_20_Emphasis">Species:</text:span> Emberhall (forge aura), Flintdelver (tremor-feel), Basalt Warder (bulwark), Quartz Seer (clarity wards).</text:p>
        </text:list-item>
      </text:list>
      <text:h text:style-name="P30" text:outline-level="2" text:is-list-header="true">Veilmarked (Race)</text:h>
      <text:p text:style-name="P2">Shadow-touched; calm under terror; trickers of perception.</text:p>
      <text:list text:style-name="L24">
        <text:list-item>
          <text:p text:style-name="P38"><text:span text:style-name="Strong_20_Emphasis">Pick Veilmarked if you want:</text:span> umbral resilience and subtle illusions.</text:p>
        </text:list-item>
        <text:list-item>
          <text:p text:style-name="P38"><text:span text:style-name="Strong_20_Emphasis">Species:</text:span> Glassshade (mirage sense), Hollow-Flame (grim vigor), Umber-Eyed (stillness in dim).</text:p>
        </text:list-item>
      </text:list>
      <text:h text:style-name="P30" text:outline-level="2" text:is-list-header="true"><text:soft-page-break/>Elementari (Race)</text:h>
      <text:p text:style-name="P2">Mortals braided with elemental breath.</text:p>
      <text:list text:style-name="L25">
        <text:list-item>
          <text:p text:style-name="P39"><text:span text:style-name="Strong_20_Emphasis">Pick Elementari if you want:</text:span> a themed resistance and a terrain-cheating cantrip-style trick.</text:p>
        </text:list-item>
        <text:list-item>
          <text:p text:style-name="P39"><text:span text:style-name="Strong_20_Emphasis">Species:</text:span> Pyreborn (ember), Frostcurrent (tide), Stormwake (gale), Obsidian (stone).</text:p>
        </text:list-item>
      </text:list>
      <text:h text:style-name="P30" text:outline-level="2" text:is-list-header="true">Drakari (Race)</text:h>
      <text:p text:style-name="P2">Scaled heirs of old tempests; every lineage breathes differently.</text:p>
      <text:list text:style-name="L26">
        <text:list-item>
          <text:p text:style-name="P40"><text:span text:style-name="Strong_20_Emphasis">Pick Drakari if you want:</text:span> a once-per-rest breath and commanding presence.</text:p>
        </text:list-item>
        <text:list-item>
          <text:p text:style-name="P40"><text:span text:style-name="Strong_20_Emphasis">Species:</text:span> Pyre, Glacier, Volt, Bile, Gloom, Lumen (damage type sets flavor).</text:p>
        </text:list-item>
      </text:list>
      <text:h text:style-name="P30" text:outline-level="2" text:is-list-header="true">Hearthkin (Race)</text:h>
      <text:p text:style-name="P2">Smallfolk with outsized luck and communal magic.</text:p>
      <text:list text:style-name="L27">
        <text:list-item>
          <text:p text:style-name="P41"><text:span text:style-name="Strong_20_Emphasis">Pick Hearthkin if you want:</text:span> fortune twists, comfort buffs, and cozy scene power.</text:p>
        </text:list-item>
        <text:list-item>
          <text:p text:style-name="P41"><text:span text:style-name="Strong_20_Emphasis">Species:</text:span> Greenhearth (kitchen witchery), Brightlane (jester’s luck), Stonebank (ledgermind).</text:p>
        </text:list-item>
      </text:list>
      <text:h text:style-name="P30" text:outline-level="2" text:is-list-header="true">Orcish (Race)</text:h>
      <text:p text:style-name="P2">Straight-spined, forward-driving, stubborn in the best way.</text:p>
      <text:list text:style-name="L28">
        <text:list-item>
          <text:p text:style-name="P42"><text:span text:style-name="Strong_20_Emphasis">Pick Orcish if you want:</text:span> grit surges and hard-charging plays.</text:p>
        </text:list-item>
        <text:list-item>
          <text:p text:style-name="P42"><text:span text:style-name="Strong_20_Emphasis">Species:</text:span> Ash-March (dash safely), Green-Tusk (brutal swing), Stone-Boar (stubborn stance).</text:p>
        </text:list-item>
      </text:list>
      <text:h text:style-name="P30" text:outline-level="2" text:is-list-header="true">Goblin (Race)</text:h>
      <text:p text:style-name="P2">Spark-mad tinkerers—half prank, half prototype, all heart.</text:p>
      <text:list text:style-name="L29">
        <text:list-item>
          <text:p text:style-name="P43"><text:span text:style-name="Strong_20_Emphasis">Pick Goblin if you want:</text:span> nimble escapes and oddball gadgets.</text:p>
        </text:list-item>
        <text:list-item>
          <text:p text:style-name="P43"><text:span text:style-name="Strong_20_Emphasis">Species:</text:span> Cinder-Spark (flashbangs), Rust-Nose (scroungers), Wire-Fang (trip-traps).</text:p>
        </text:list-item>
      </text:list>
      <text:p text:style-name="P22"/>
      <text:h text:style-name="P30" text:outline-level="2">how to use this page at the table</text:h>
      <text:list text:style-name="L30">
        <text:list-item>
          <text:p text:style-name="P44"><text:span text:style-name="Strong_20_Emphasis">New player:</text:span> pick the fantasy first (“sly fox? sky scout? forge seer?”), then jump to that Race’s species page for your <text:span text:style-name="Strong_20_Emphasis">one Talent + one Power + one ribbon</text:span> and any Sub-Species knob.</text:p>
        </text:list-item>
        <text:list-item>
          <text:p text:style-name="P44"><text:span text:style-name="Strong_20_Emphasis">GM:</text:span> this is your menu—drop an NPC by grabbing a Race line and a Species one-liner. No fishing through rules.</text:p>
        </text:list-item>
      </text:list>
      <text:h text:style-name="P30" text:outline-level="2" text:is-list-header="true"><text:soft-page-break/>tiny art briefs (so the spread pops)</text:h>
      <text:list text:style-name="L31">
        <text:list-item>
          <text:p text:style-name="P45"><text:span text:style-name="Strong_20_Emphasis">Beastfolk montage:</text:span> nine silhouettes (fox, wolf, cat, bear, bird, deer, lizard, elephant, “etc.”) in a ring, each with a subtle species mark (tail charm, antler carving, feather bead).</text:p>
        </text:list-item>
        <text:list-item>
          <text:p text:style-name="P45"><text:span text:style-name="Strong_20_Emphasis">Kitsune &amp; Vulpiri:</text:span> side-by-side portrait; one in courtly mask, one in travel cloak—shared blue ember between them = kin.</text:p>
        </text:list-item>
        <text:list-item>
          <text:p text:style-name="P45"><text:span text:style-name="Strong_20_Emphasis">Elementari:</text:span> four small vignettes (spark in hand, water ribbon, wind swirl, obsidian shard)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4T23:17:28.238415900</meta:creation-date>
    <dc:date>2025-09-21T17:46:23.872105400</dc:date>
    <meta:editing-duration>PT1H52M22S</meta:editing-duration>
    <meta:editing-cycles>10</meta:editing-cycles>
    <meta:generator>LibreOffice/25.2.5.2$Windows_X86_64 LibreOffice_project/03d19516eb2e1dd5d4ccd751a0d6f35f35e08022</meta:generator>
    <meta:document-statistic meta:table-count="0" meta:image-count="0" meta:object-count="0" meta:page-count="12" meta:paragraph-count="200" meta:word-count="2976" meta:character-count="19052" meta:non-whitespace-character-count="16363"/>
  </office:meta>
</office:document-meta>
</file>